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xml:id="id3" draw:id="id3" draw:layer="layout" svg:width="4cm" svg:height="1.5cm" svg:x="11.2cm" svg:y="5.5cm">
          <text:p text:style-name="P1"><text:span text:style-name="T1">ftp-master.debian.or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1.5cm" svg:x="4.4cm" svg:y="5.5cm">
          <text:p text:style-name="P1"><text:span text:style-name="T1">backports-master.debian.or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cm" svg:height="2.5cm" svg:x="1.6cm" svg:y="2.3cm">
          <text:p text:style-name="P1"><text:span text:style-name="T1">パッケージ</text:span></text:p>
          <text:p text:style-name="P1"><text:span text:style-name="T1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4" draw:id="id4" draw:layer="layout" svg:width="2cm" svg:height="2.5cm" svg:x="15.9cm" svg:y="2.3cm">
          <text:p text:style-name="P1"><text:span text:style-name="T1">パッケージ</text:span></text:p>
          <text:p text:style-name="P1"><text:span text:style-name="T1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5" draw:id="id5" draw:layer="layout" svg:width="2cm" svg:height="2cm" svg:x="9cm" svg:y="2.5cm">
          <text:p text:style-name="P1"><text:span text:style-name="T1">buil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4cm" svg:y1="5.5cm" svg:x2="3.6cm" svg:y2="3.55cm" draw:start-shape="id1" draw:start-glue-point="0" draw:end-shape="id2" draw:end-glue-point="8" svg:d="m6400 5500-2800-1950">
          <text:p/>
        </draw:connector>
        <draw:connector draw:style-name="gr6" draw:text-style-name="P1" draw:layer="layout" draw:type="line" svg:x1="13.2cm" svg:y1="5.5cm" svg:x2="15.9cm" svg:y2="3.55cm" draw:start-shape="id3" draw:start-glue-point="0" draw:end-shape="id4" draw:end-glue-point="6" svg:d="m13200 5500 2700-1950">
          <text:p/>
        </draw:connector>
        <draw:custom-shape draw:style-name="gr7" draw:text-style-name="P1" xml:id="id6" draw:id="id6" draw:layer="layout" svg:width="1.5cm" svg:height="1.5cm" svg:x="1.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1" draw:layer="layout" draw:type="line" svg:x1="11cm" svg:y1="3.5cm" svg:x2="13.2cm" svg:y2="5.5cm" draw:start-shape="id5" draw:start-glue-point="10" draw:end-shape="id3" draw:end-glue-point="0" svg:d="m11000 3500 2200 2000">
          <text:p/>
        </draw:connector>
        <draw:connector draw:style-name="gr8" draw:text-style-name="P1" draw:layer="layout" draw:type="line" svg:x1="9cm" svg:y1="3.5cm" svg:x2="6.4cm" svg:y2="5.5cm" draw:start-shape="id5" draw:start-glue-point="6" draw:end-shape="id1" draw:end-glue-point="0" svg:d="m9000 3500-2600 2000">
          <text:p/>
        </draw:connector>
        <draw:custom-shape draw:style-name="gr9" draw:text-style-name="P1" draw:layer="layout" svg:width="2.9cm" svg:height="6cm" svg:x="1.1cm" svg:y="1.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0.962cm" svg:x="-0.2cm" svg:y="0.5cm">
          <draw:text-box>
            <text:p>backports.debian.org</text:p>
          </draw:text-box>
        </draw:frame>
        <draw:custom-shape draw:style-name="gr9" draw:text-style-name="P1" draw:layer="layout" svg:width="2.8cm" svg:height="6cm" svg:x="15.5cm" svg:y="1.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cm" svg:height="0.696cm" svg:x="1.9cm" svg:y="11.059cm">
          <draw:text-box>
            <text:p text:style-name="P3"><text:span text:style-name="T1">ユーザ</text:span></text:p>
          </draw:text-box>
        </draw:frame>
        <draw:connector draw:style-name="gr6" draw:text-style-name="P1" draw:layer="layout" draw:type="line" svg:x1="2.6cm" svg:y1="4.8cm" svg:x2="2.65cm" svg:y2="9.5cm" draw:start-shape="id2" draw:start-glue-point="7" draw:end-shape="id6" draw:end-glue-point="4" svg:d="m2600 4800 50 4700">
          <text:p/>
        </draw:connector>
        <draw:custom-shape draw:style-name="gr11" draw:text-style-name="P1" xml:id="id7" draw:id="id7" draw:layer="layout" svg:width="1.5cm" svg:height="1.5cm" svg:x="5.7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3" draw:layer="layout" svg:width="2cm" svg:height="0.645cm" svg:x="6cm" svg:y="11.059cm">
          <draw:text-box>
            <text:p text:style-name="P3"><text:span text:style-name="T1">DD</text:span></text:p>
          </draw:text-box>
        </draw:frame>
        <draw:connector draw:style-name="gr6" draw:text-style-name="P1" draw:layer="layout" draw:type="line" svg:x1="6.45cm" svg:y1="9.5cm" svg:x2="6.4cm" svg:y2="7cm" draw:start-shape="id7" draw:start-glue-point="4" draw:end-shape="id1" draw:end-glue-point="2" svg:d="m6450 9500-50-2500">
          <text:p/>
        </draw:connector>
        <draw:frame draw:style-name="gr10" draw:layer="layout" svg:width="4.5cm" svg:height="0.962cm" svg:x="14.7cm" svg:y="0.5cm">
          <draw:text-box>
            <text:p>ftp.debian.org</text:p>
          </draw:text-box>
        </draw:frame>
        <draw:custom-shape draw:style-name="gr7" draw:text-style-name="P1" xml:id="id8" draw:id="id8" draw:layer="layout" svg:width="1.5cm" svg:height="1.5cm" svg:x="16.2cm" svg:y="9.5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3" draw:layer="layout" svg:width="2cm" svg:height="0.696cm" svg:x="16.2cm" svg:y="11.06cm">
          <draw:text-box>
            <text:p text:style-name="P3"><text:span text:style-name="T1">ユーザ</text:span></text:p>
          </draw:text-box>
        </draw:frame>
        <draw:connector draw:style-name="gr6" draw:text-style-name="P1" draw:layer="layout" draw:type="line" svg:x1="16.9cm" svg:y1="4.8cm" svg:x2="16.95cm" svg:y2="9.501cm" draw:start-shape="id4" draw:start-glue-point="7" draw:end-shape="id8" draw:end-glue-point="4" svg:d="m16900 4800 50 4701">
          <text:p/>
        </draw:connector>
        <draw:custom-shape draw:style-name="gr11" draw:text-style-name="P1" xml:id="id9" draw:id="id9" draw:layer="layout" svg:width="1.5cm" svg:height="1.5cm" svg:x="12.5cm" svg:y="9.5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3" draw:layer="layout" svg:width="2cm" svg:height="0.645cm" svg:x="12.4cm" svg:y="11.06cm">
          <draw:text-box>
            <text:p text:style-name="P3"><text:span text:style-name="T1">DD/DM</text:span></text:p>
          </draw:text-box>
        </draw:frame>
        <draw:connector draw:style-name="gr6" draw:text-style-name="P1" draw:layer="layout" draw:type="line" svg:x1="13.25cm" svg:y1="9.501cm" svg:x2="13.2cm" svg:y2="7cm" draw:start-shape="id9" draw:start-glue-point="4" draw:end-shape="id3" draw:end-glue-point="2" svg:d="m13250 9501-50-2501">
          <text:p/>
        </draw:connector>
        <draw:frame draw:style-name="gr10" draw:text-style-name="P3" draw:layer="layout" svg:width="3.5cm" svg:height="0.645cm" svg:x="1cm" svg:y="8.001cm">
          <draw:text-box>
            <text:p text:style-name="P3"><text:span text:style-name="T1">apt-get</text:span></text:p>
          </draw:text-box>
        </draw:frame>
        <draw:frame draw:style-name="gr10" draw:text-style-name="P3" draw:layer="layout" svg:width="3cm" svg:height="0.645cm" svg:x="4cm" svg:y="8cm">
          <draw:text-box>
            <text:p text:style-name="P3"><text:span text:style-name="T1">dput/duplaod</text:span></text:p>
          </draw:text-box>
        </draw:frame>
        <draw:frame draw:style-name="gr10" draw:text-style-name="P3" draw:layer="layout" svg:width="3cm" svg:height="0.645cm" svg:x="10.8cm" svg:y="8cm">
          <draw:text-box>
            <text:p text:style-name="P3"><text:span text:style-name="T1">dput/duplaod</text:span></text:p>
          </draw:text-box>
        </draw:frame>
        <draw:frame draw:style-name="gr10" draw:text-style-name="P3" draw:layer="layout" svg:width="3.5cm" svg:height="0.645cm" svg:x="15.4cm" svg:y="8cm">
          <draw:text-box>
            <text:p text:style-name="P3"><text:span text:style-name="T1">apt-get</text:span></text:p>
          </draw:text-box>
        </draw:frame>
        <draw:frame draw:style-name="gr10" draw:text-style-name="P3" draw:layer="layout" svg:width="3cm" svg:height="1.141cm" svg:x="6cm" svg:y="2.359cm">
          <draw:text-box>
            <text:p text:style-name="P3"><text:span text:style-name="T1">・ビルド</text:span></text:p>
            <text:p text:style-name="P3"><text:span text:style-name="T1">・アップロード</text:span></text:p>
          </draw:text-box>
        </draw:frame>
        <draw:frame draw:style-name="gr10" draw:text-style-name="P3" draw:layer="layout" svg:width="3cm" svg:height="0.696cm" svg:x="4cm" svg:y="4.304cm">
          <draw:text-box>
            <text:p text:style-name="P3"><text:span text:style-name="T1">アップロード</text:span></text:p>
          </draw:text-box>
        </draw:frame>
        <draw:frame draw:style-name="gr10" draw:text-style-name="P3" draw:layer="layout" svg:width="3cm" svg:height="0.696cm" svg:x="13.5cm" svg:y="4.304cm">
          <draw:text-box>
            <text:p text:style-name="P3"><text:span text:style-name="T1">アップロード</text:span></text:p>
          </draw:text-box>
        </draw:frame>
        <draw:frame draw:style-name="gr10" draw:text-style-name="P3" draw:layer="layout" svg:width="3cm" svg:height="1.141cm" svg:x="11.5cm" svg:y="2.5cm">
          <draw:text-box>
            <text:p text:style-name="P3"><text:span text:style-name="T1">・ビルド</text:span></text:p>
            <text:p text:style-name="P3"><text:span text:style-name="T1">・アップロード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3" draw:text-style-name="P4" xml:id="id10" draw:id="id10" draw:layer="layout" svg:width="6.1cm" svg:height="1cm" svg:x="6.2cm" svg:y="1.5cm">
          <text:p text:style-name="P4"><text:span text:style-name="T2">Unstable: foo 1.2.3-4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2" draw:id="id12" draw:layer="layout" svg:width="6.1cm" svg:height="1cm" svg:x="6.2cm" svg:y="4.5cm">
          <text:p text:style-name="P4"><text:span text:style-name="T2">Stable:foo 1.1.1-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1" draw:id="id11" draw:layer="layout" svg:width="6.1cm" svg:height="1cm" svg:x="6.2cm" svg:y="3cm">
          <text:p text:style-name="P4"><text:span text:style-name="T2">Testing: foo 1.2.3-1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3" draw:id="id13" draw:layer="layout" svg:width="6.1cm" svg:height="1cm" svg:x="6.2cm" svg:y="6cm">
          <text:p text:style-name="P4"><text:span text:style-name="T2">Old-Stable:foo 1.0.0-10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4" draw:id="id14" draw:layer="layout" svg:width="6.1cm" svg:height="1cm" svg:x="6.2cm" svg:y="9.3cm">
          <text:p text:style-name="P4"><text:span text:style-name="T2">Squeeze-backports:</text:span></text:p>
          <text:p text:style-name="P4"><text:span text:style-name="T2">foo 1.2.3-4~bpo60+1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0.187cm" svg:x1="12.3cm" svg:y1="2cm" svg:x2="12.3cm" svg:y2="3.5cm" draw:start-shape="id10" draw:start-glue-point="1" draw:end-shape="id11" draw:end-glue-point="1" svg:d="m12300 2000c1032 0 1032 1500 0 1500">
          <text:p/>
        </draw:connector>
        <draw:connector draw:style-name="gr6" draw:text-style-name="P1" draw:layer="layout" draw:type="curve" draw:line-skew="0.249cm" svg:x1="12.3cm" svg:y1="3.5cm" svg:x2="12.3cm" svg:y2="5cm" draw:start-shape="id11" draw:start-glue-point="1" draw:end-shape="id12" draw:end-glue-point="1" svg:d="m12300 3500c1125 0 1125 1500 0 1500">
          <text:p/>
        </draw:connector>
        <draw:connector draw:style-name="gr6" draw:text-style-name="P1" draw:layer="layout" draw:type="curve" draw:line-skew="0.249cm" svg:x1="12.3cm" svg:y1="5cm" svg:x2="12.3cm" svg:y2="6.5cm" draw:start-shape="id12" draw:start-glue-point="1" draw:end-shape="id13" draw:end-glue-point="1" svg:d="m12300 5000c1125 0 1125 1500 0 1500">
          <text:p/>
        </draw:connector>
        <draw:connector draw:style-name="gr6" draw:text-style-name="P1" draw:layer="layout" draw:type="curve" draw:line-skew="-2.162cm" svg:x1="6.2cm" svg:y1="2cm" svg:x2="6.2cm" svg:y2="9.8cm" draw:start-shape="id10" draw:start-glue-point="3" draw:end-shape="id14" draw:end-glue-point="3" svg:d="m6200 2000c-3994 0-3994 7800 0 7800">
          <text:p/>
        </draw:connector>
        <draw:frame draw:style-name="gr10" draw:text-style-name="P5" draw:layer="layout" svg:width="2.3cm" svg:height="0.725cm" svg:x="13.7cm" svg:y="2.3cm">
          <draw:text-box>
            <text:p text:style-name="P5"><text:span text:style-name="T2">migrate</text:span></text:p>
          </draw:text-box>
        </draw:frame>
        <draw:frame draw:style-name="gr19" draw:text-style-name="P5" draw:layer="layout" svg:width="2.132cm" svg:height="0.725cm" svg:x="1.868cm" svg:y="2cm">
          <draw:text-box>
            <text:p text:style-name="P5"><text:span text:style-name="T2">backport</text:span></text:p>
          </draw:text-box>
        </draw:frame>
        <draw:custom-shape draw:style-name="gr20" draw:text-style-name="P4" xml:id="id15" draw:id="id15" draw:layer="layout" svg:width="6.1cm" svg:height="1cm" svg:x="6.2cm" svg:y="7.6cm">
          <text:p text:style-name="P4"><text:span text:style-name="T2">Lenny-backports:</text:span></text:p>
          <text:p text:style-name="P4"><text:span text:style-name="T2">foo 1.2.3-1~bpo50+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draw:line-skew="-1.124cm" svg:x1="6.2cm" svg:y1="3.5cm" svg:x2="6.2cm" svg:y2="8.1cm" draw:start-shape="id11" draw:start-glue-point="3" draw:end-shape="id15" draw:end-glue-point="3" svg:d="m6200 3500c-2437 0-2437 4600 0 4600">
          <text:p/>
        </draw:connector>
        <draw:frame draw:style-name="gr10" draw:text-style-name="P5" draw:layer="layout" svg:width="2.3cm" svg:height="0.725cm" svg:x="13.7cm" svg:y="3.801cm">
          <draw:text-box>
            <text:p text:style-name="P5"><text:span text:style-name="T2">migrate</text:span></text:p>
          </draw:text-box>
        </draw:frame>
        <draw:frame draw:style-name="gr10" draw:text-style-name="P5" draw:layer="layout" svg:width="2.3cm" svg:height="0.725cm" svg:x="13.7cm" svg:y="5.302cm">
          <draw:text-box>
            <text:p text:style-name="P5"><text:span text:style-name="T2">migrate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4T11:52:23</meta:creation-date>
    <meta:editing-duration>PT1H51M15S</meta:editing-duration>
    <meta:editing-cycles>4</meta:editing-cycles>
    <dc:date>2011-04-14T13:58:49</dc:date>
    <meta:generator>LibreOffice/3.3$Unix LibreOffice_project/330m19$Build-202</meta:generator>
    <meta:document-statistic meta:object-count="73"/>
  </office:meta>
</office:document-meta>
</file>